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Apple Symbols'"/>
  </office:font-face-decls>
  <office:automatic-styles>
    <style:style style:name="P1" style:family="paragraph" style:parent-style-name="Standard">
      <style:text-properties officeooo:paragraph-rsid="0010e0b0"/>
    </style:style>
    <style:style style:name="P2" style:family="paragraph" style:parent-style-name="Standard">
      <style:text-properties fo:font-size="18pt" officeooo:paragraph-rsid="0010e0b0" style:font-size-asian="18pt" style:font-size-complex="18pt"/>
    </style:style>
    <style:style style:name="P3" style:family="paragraph" style:parent-style-name="Standard">
      <style:text-properties fo:font-size="18pt" officeooo:rsid="0010e0b0" officeooo:paragraph-rsid="0010e0b0" style:font-size-asian="18pt" style:font-size-complex="18pt"/>
    </style:style>
    <style:style style:name="P4" style:family="paragraph" style:parent-style-name="Standard">
      <style:text-properties fo:font-size="24pt" officeooo:paragraph-rsid="0010e0b0" style:font-size-asian="24pt" style:font-size-complex="24pt"/>
    </style:style>
    <style:style style:name="P5" style:family="paragraph" style:parent-style-name="Standard">
      <style:paragraph-properties fo:text-align="center" style:justify-single-word="false"/>
      <style:text-properties fo:font-size="24pt" officeooo:rsid="001398fa" officeooo:paragraph-rsid="001398fa" style:font-size-asian="24pt" style:font-size-complex="24pt"/>
    </style:style>
    <style:style style:name="P6" style:family="paragraph" style:parent-style-name="Standard">
      <style:text-properties officeooo:rsid="0010e0b0" officeooo:paragraph-rsid="0010e0b0"/>
    </style:style>
    <style:style style:name="P7" style:family="paragraph" style:parent-style-name="Standard">
      <style:text-properties fo:font-size="12pt" officeooo:rsid="0010e0b0" officeooo:paragraph-rsid="0010e0b0" style:font-size-asian="10.5pt" style:font-size-complex="12pt"/>
    </style:style>
    <style:style style:name="P8" style:family="paragraph" style:parent-style-name="Standard">
      <style:text-properties officeooo:rsid="0010e0b0" officeooo:paragraph-rsid="0010e0b0"/>
    </style:style>
    <style:style style:name="T1" style:family="text">
      <style:text-properties officeooo:rsid="0010e0b0"/>
    </style:style>
    <style:style style:name="T2" style:family="text">
      <style:text-properties fo:font-size="16pt" style:font-size-asian="16pt" style:font-size-complex="16pt"/>
    </style:style>
    <style:style style:name="T3" style:family="text">
      <style:text-properties fo:font-size="16pt" officeooo:rsid="0010e0b0" style:font-size-asian="16pt" style:font-size-complex="16pt"/>
    </style:style>
    <style:style style:name="T4" style:family="text">
      <style:text-properties fo:font-variant="normal" fo:text-transform="none" style:font-name="gg sans" fo:font-size="10.5pt" fo:letter-spacing="normal" fo:font-style="normal" fo:font-weight="normal" loext:padding="0in" loext:border="none"/>
    </style:style>
    <style:style style:name="T5" style:family="text">
      <style:text-properties fo:font-size="18pt" style:font-size-asian="18pt" style:font-size-complex="18pt"/>
    </style:style>
    <style:style style:name="T6" style:family="text">
      <style:text-properties officeooo:rsid="001398fa"/>
    </style:style>
    <style:style style:name="T7" style:family="text">
      <style:text-properties officeooo:rsid="0014addc"/>
    </style:style>
    <style:style style:name="T8" style:family="text">
      <style:text-properties officeooo:rsid="001597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DD</text:p>
      <text:p text:style-name="P4"/>
      <text:p text:style-name="P2">Introduction:</text:p>
      <text:p text:style-name="P2"/>
      <text:p text:style-name="P1"><text:span text:style-name="T3">I - </text:span><text:span text:style-name="T2">Présentation du Jeu</text:span>:</text:p>
      <text:p text:style-name="P1"/>
      <text:p text:style-name="P1">Nom: <text:span text:style-name="T1">Projet Olympe</text:span></text:p>
      <text:p text:style-name="P1">Moteur: <text:span text:style-name="T1">Unity (Version 2022.2.23</text:span><text:span text:style-name="T6">)</text:span></text:p>
      <text:p text:style-name="P1">Genre: <text:span text:style-name="T1">fast paced FPS</text:span></text:p>
      <text:p text:style-name="P1">Plateformes: <text:s/>PC</text:p>
      <text:p text:style-name="P1">Public cibl<text:span text:style-name="T1">e</text:span>: <text:s/><text:span text:style-name="T1">Au dessus de 12 ans (joueurs competitifs)</text:span></text:p>
      <text:p text:style-name="P1"/>
      <text:p text:style-name="P1"><text:span text:style-name="T1">II - </text:span><text:span text:style-name="T2">Concept et Objectifs du Jeu</text:span>:</text:p>
      <text:p text:style-name="P1"/>
      <text:p text:style-name="P1"><text:span text:style-name="T1">1 - </text:span><text:span text:style-name="T3">Inspirations</text:span> :</text:p>
      <text:p text:style-name="P1"/>
      <text:p text:style-name="P1">- <text:span text:style-name="T1">Overwatch – Blizzard Entertainment</text:span></text:p>
      <text:p text:style-name="P1">- <text:span text:style-name="T1">Splitgate – 1047 Games</text:span></text:p>
      <text:p text:style-name="P1">- <text:span text:style-name="T1">TitanFall / Apex Legends – Respawn Entertainment</text:span></text:p>
      <text:p text:style-name="P1"/>
      <text:p text:style-name="P6">2 - <text:span text:style-name="T2">Concept</text:span>:</text:p>
      <text:p text:style-name="P6"/>
      <text:p text:style-name="P6">La ville de Neo Olympe est assiegee et sur le point de tomber. Neanmoins, elle renferme de precieuses ressources et donnees et ne doit sous aucun pretexte tomber dans les mains de l ennemi. Pour eviter cette catastrophe, le gouvernement envisage une derniere solution avant de se resoudre a detruire la ville: former une equipe avec leurs meilleurs elements et leur fournir des equipements de pointes et traitements pour les rendres plus forts et plus resilients afin de former un dernier rempart. Le nom de cette ultime tentative: Projet Olympe</text:p>
      <text:p text:style-name="P6"/>
      <text:p text:style-name="P6">3 – <text:span text:style-name="T2">Objectif:</text:span></text:p>
      <text:p text:style-name="P6"/>
      <text:p text:style-name="P6">- Créer une experience intense ou les joueurs d une meme equipe doivent jouer en cooperation pour vaincre l autre equipe</text:p>
      <text:p text:style-name="P6"/>
      <text:p text:style-name="P6">- Proposer plusieurs modes de jeux qui mettront a l epreuve le teamplay et le skill individuel des joueurs</text:p>
      <text:p text:style-name="P6">- Proposer une experience fluide avec des deplacement complets (slide / dash / wallrun / ?grappin?) et des champions, armes, utilitaires et abilites varies afin de proposer un FPS fast paced interessant</text:p>
      <text:p text:style-name="P6"/>
      <text:p text:style-name="P6">-Donner la possibilite de rejoindre ses amis en partie et d heberger ses propres lobby afin de permettre de s entrainer</text:p>
      <text:p text:style-name="P6"/>
      <text:p text:style-name="P6"/>
      <text:p text:style-name="P6"><text:span text:style-name="T5">Gameplay</text:span></text:p>
      <text:p text:style-name="P6"><text:soft-page-break/></text:p>
      <text:p text:style-name="P6"/>
      <text:p text:style-name="P6">I - <text:span text:style-name="T2">Mouvements</text:span>: (reassignables)</text:p>
      <text:p text:style-name="P6">Deplacement de la camera avec la souris (sensibilité ajustable)</text:p>
      <text:p text:style-name="P6">Directions</text:p>
      <text:p text:style-name="P6">Sauter</text:p>
      <text:p text:style-name="P6">s accroupir</text:p>
      <text:p text:style-name="P6">Courir</text:p>
      <text:p text:style-name="P6">Glisser</text:p>
      <text:p text:style-name="P6">Dash</text:p>
      <text:p text:style-name="P6">WallRun</text:p>
      <text:p text:style-name="P6">Grappin</text:p>
      <text:p text:style-name="P6"/>
      <text:p text:style-name="P6">II - <text:span text:style-name="T2">Combats</text:span></text:p>
      <text:p text:style-name="P6">Utiliser objet en main (Tirer si c est une arme)</text:p>
      <text:p text:style-name="P6">Utlilsation secondaire de l objet en main (ADS si c est une arme)</text:p>
      <text:p text:style-name="P6">Recharger</text:p>
      <text:p text:style-name="P6">Capacite1</text:p>
      <text:p text:style-name="P6">Capacite2</text:p>
      <text:p text:style-name="P6">Ulti</text:p>
      <text:p text:style-name="P6"/>
      <text:p text:style-name="P6"/>
      <text:p text:style-name="P6">III - <text:span text:style-name="T2">UI</text:span></text:p>
      <text:p text:style-name="P6"/>
      <text:p text:style-name="P6">Menu principal</text:p>
      <text:p text:style-name="P6"/>
      <text:p text:style-name="P6">bouton pour laisser l utilisateur s enregistrer sous un pseudo de son choix</text:p>
      <text:p text:style-name="P6"/>
      <text:p text:style-name="P6">une fois enregistre il peut alors utiliser les fonctionnalites de lobby pour creer son lobby / rejoindre celui d un ami a l aide d un code</text:p>
      <text:p text:style-name="P6">/ parcourir les lobby existants</text:p>
      <text:p text:style-name="P6"/>
      <text:p text:style-name="P6">une fois dans un lobby l hote peut decider de lancer la partie → ecran de selection des equipes</text:p>
      <text:p text:style-name="P6"/>
      <text:p text:style-name="P6">Menu Pause:</text:p>
      <text:p text:style-name="P6"/>
      <text:p text:style-name="P6">Continuer</text:p>
      <text:p text:style-name="P6">Parametres</text:p>
      <text:p text:style-name="P6">Quitter</text:p>
      <text:p text:style-name="P6"/>
      <text:p text:style-name="P6"/>
      <text:p text:style-name="P6">Menu Parametre</text:p>
      <text:p text:style-name="P6">Reassigner les touches</text:p>
      <text:p text:style-name="P6">Parametres audio</text:p>
      <text:p text:style-name="P6"/>
      <text:p text:style-name="P6">Menu de fin de partie</text:p>
      <text:p text:style-name="P6"/>
      <text:p text:style-name="P6">Stats de la partie</text:p>
      <text:p text:style-name="P6"><text:soft-page-break/>option de relancer avec les memes equipes</text:p>
      <text:p text:style-name="P6">option de relancer avc les memes joueurs mais de refaire les equipes</text:p>
      <text:p text:style-name="P6">option de retourner au menu principal</text:p>
      <text:p text:style-name="P6"/>
      <text:p text:style-name="P6"/>
      <text:p text:style-name="P6"/>
      <text:p text:style-name="P6"><text:span text:style-name="T5">Direction artistique</text:span>:</text:p>
      <text:p text:style-name="P6"/>
      <text:p text:style-name="P6">I - <text:span text:style-name="T2">Graphismes</text:span>:</text:p>
      <text:p text:style-name="P6">Ville tres futuriste avec des monuments et lieux publics refletant la vie dans cette derniere</text:p>
      <text:p text:style-name="P6">Certains quartiers de la ville en ruine</text:p>
      <text:p text:style-name="P6"/>
      <text:p text:style-name="P6"/>
      <text:p text:style-name="P6"/>
      <text:p text:style-name="P6">II - <text:span text:style-name="T2">Synopsis</text:span>:</text:p>
      <text:p text:style-name="P6"/>
      <text:p text:style-name="P6"><text:span text:style-name="T4">Neo Olympe, la capitale, est assiégée. La ville est condamnée à tomber, car les troupes sont en infériorité numérique et manquent d'armes. Le gouvernement a déjà évacué les civils et la ville est déserte. Néanmoins, Neo Olympe étant la capitale économique et culturelle, il est vital de garder le contrôle des données et des ressources que la ville contient. C'est pourquoi le gouvernement a un dernier plan avant de se resoudre à détruire la ville pour empêcher l'ennemi de s'emparer des ressources qu'elle contient : entraîner ses meilleurs combattants dans l enceinte de la ville jusqu'à ce que l'ennemi la franchisse inévitablement. Le gouvernement leur fournit les armes de pointe créées par les ingénieurs: les derniers citoyens de la ville. Une fois les combattants lourdement équipés de toutes les dernières technologies, ils sont livrés à eux-mêmes dans Neo Olympe, leur nouveau camp d'entraînement. Les ordres sont simples : Carte blanche.</text:span> <text:span text:style-name="T7">Le nom de cette ultime initiative: Projet Olympe</text:span></text:p>
      <text:p text:style-name="P6"/>
      <text:p text:style-name="P6">III – <text:span text:style-name="T2">Contenu</text:span></text:p>
      <text:p text:style-name="P6"/>
      <text:p text:style-name="P6">Differents champions avec des stats et capacites uniques</text:p>
      <text:p text:style-name="P6">Differentes cartes representant differents endroits de la ville</text:p>
      <text:p text:style-name="P6">Differents modes de jeu</text:p>
      <text:p text:style-name="P6"/>
      <text:p text:style-name="P3">Playtesting</text:p>
      <text:p text:style-name="P6"/>
      <text:p text:style-name="P6">Par des amis</text:p>
      <text:p text:style-name="P6"/>
      <text:p text:style-name="P3">Planning</text:p>
      <text:p text:style-name="P3"/>
      <text:p text:style-name="P3">Budget:</text:p>
      <text:p text:style-name="P3"/>
      <text:p text:style-name="P7">100€ (Steam)</text:p>
      <text:p text:style-name="P7">(+ Eventuels frais pour UGS)</text:p>
      <text:p text:style-name="P3"><text:soft-page-break/></text:p>
      <text:p text:style-name="P3">Repartition des taches:</text:p>
      <text:p text:style-name="P3"/>
      <text:p text:style-name="P7">Developpement: Antoine Riviale</text:p>
      <text:p text:style-name="P7">Assets: Unity Asset Store / <text:span text:style-name="T8">Epidemic sound / banques d asse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Apple Symbol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5T18:53:13.920000000</meta:creation-date>
    <dc:date>2024-08-26T21:33:50.117000000</dc:date>
    <meta:editing-duration>PT6H12M8S</meta:editing-duration>
    <meta:editing-cycles>4</meta:editing-cycles>
    <meta:generator>LibreOffice/7.5.0.3$Windows_X86_64 LibreOffice_project/c21113d003cd3efa8c53188764377a8272d9d6de</meta:generator>
    <meta:document-statistic meta:table-count="0" meta:image-count="0" meta:object-count="0" meta:page-count="4" meta:paragraph-count="75" meta:word-count="651" meta:character-count="3940" meta:non-whitespace-character-count="3357"/>
  </office:meta>
</office:document-meta>
</file>